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 text:start-value="4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/>
      <style:text-properties fo:font-size="12pt" style:font-size-asian="12pt"/>
    </style:style>
    <style:style style:name="P2" style:parent-style-name="Nagłówek2" style:family="paragraph">
      <style:text-properties fo:font-size="10pt" style:font-size-asian="10pt" style:font-size-complex="10pt"/>
    </style:style>
    <style:style style:name="P3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4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5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6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7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8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9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0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1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12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3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4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15" style:parent-style-name="Nagłówek2" style:family="paragraph">
      <style:text-properties fo:font-size="10pt" style:font-size-asian="10pt" style:font-size-complex="10pt"/>
    </style:style>
    <style:style style:name="P16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17" style:parent-style-name="Akapitzlistą" style:family="paragraph">
      <style:paragraph-properties fo:text-align="justify" fo:margin-top="0.1666in"/>
    </style:style>
    <style:style style:name="T18" style:parent-style-name="Domyślnaczcionkaakapitu" style:family="text">
      <style:text-properties style:font-name="Cambria" fo:font-size="10pt" style:font-size-asian="10pt" style:font-size-complex="10pt"/>
    </style:style>
    <style:style style:name="P19" style:parent-style-name="Akapitzlistą" style:family="paragraph">
      <style:paragraph-properties fo:text-align="justify" fo:margin-top="0.1666in"/>
    </style:style>
    <style:style style:name="T20" style:parent-style-name="Domyślnaczcionkaakapitu" style:family="text">
      <style:text-properties style:font-name="Cambria" fo:font-size="10pt" style:font-size-asian="10pt" style:font-size-complex="10pt"/>
    </style:style>
    <style:style style:name="P21" style:parent-style-name="Akapitzlistą" style:family="paragraph">
      <style:paragraph-properties fo:text-align="justify" fo:margin-top="0.1666in"/>
    </style:style>
    <style:style style:name="T22" style:parent-style-name="Domyślnaczcionkaakapitu" style:family="text">
      <style:text-properties style:font-name="Cambria" fo:font-size="10pt" style:font-size-asian="10pt" style:font-size-complex="10pt"/>
    </style:style>
    <style:style style:name="P23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24" style:parent-style-name="Nagłówek2" style:family="paragraph">
      <style:text-properties fo:font-size="10pt" style:font-size-asian="10pt" style:font-size-complex="10pt"/>
    </style:style>
    <style:style style:name="P25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26" style:parent-style-name="Nagłówek2" style:family="paragraph">
      <style:text-properties fo:font-size="10pt" style:font-size-asian="10pt" style:font-size-complex="10pt"/>
    </style:style>
    <style:style style:name="P27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28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29" style:parent-style-name="Nagłówek2" style:family="paragraph">
      <style:text-properties fo:font-size="10pt" style:font-size-asian="10pt" style:font-size-complex="10pt"/>
    </style:style>
    <style:style style:name="P30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31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32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33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34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35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36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37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38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39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40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41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/>
    </style:style>
    <style:style style:name="P42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43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44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45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46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47" style:parent-style-name="Akapitzlistą" style:family="paragraph">
      <style:paragraph-properties fo:text-align="justify" fo:margin-top="0.1666in"/>
      <style:text-properties style:font-name="Cambria" fo:font-size="10pt" style:font-size-asian="10pt"/>
    </style:style>
    <style:style style:name="P48" style:parent-style-name="Akapitzlistą" style:family="paragraph">
      <style:paragraph-properties fo:text-align="justify" fo:margin-top="0.1666in"/>
    </style:style>
    <style:style style:name="T49" style:parent-style-name="Domyślnaczcionkaakapitu" style:family="text">
      <style:text-properties style:font-name="Cambria" fo:font-size="10pt" style:font-size-asian="10pt"/>
    </style:style>
  </office:automatic-styles>
  <office:body>
    <office:text text:use-soft-page-breaks="true">
      <text:list text:style-name="LFO1" text:continue-numbering="true">
        <text:list-item>
          <text:p text:style-name="P1">Zdarzenia wyjątkowe w systemie elektroenergetycznym</text:p>
        </text:list-item>
      </text:list>
      <text:list text:style-name="LFO1" text:continue-numbering="true">
        <text:list-item>
          <text:list>
            <text:list-item>
              <text:p text:style-name="P2">Ogólne zasady postępowania</text:p>
            </text:list-item>
          </text:list>
        </text:list-item>
      </text:list>
      <text:p text:style-name="P3">Zdarzenia wyjątkowe w systemie w większości krajów Unii Europejskiej dotyczą wypadków wyjątkowego<text:s/>podchodzenia we wszelkich regulacjach krajowych do zdarzeń dotyczących jakości i niezawodności dostaw energii. Pojęciem, które na ogół określa tego typu sytuacje, jest „zdarzenie ekstremalne”. Określenie to nie jest zdefiniowane w sposób jednorodny, w zależności od kraju może traktować o przyczynach, ale także o skutkach zdarzeń ekstremalnych. Istnieje wiele różnych bliskoznacznych definicji, na przykład przejęte z prawa cywilnego pojęcie „siły wyższej”. W Polsce oznacza ono zjawisko charakteryzujące się trzema cechami:</text:p>
      <text:list text:style-name="LFO2" text:continue-numbering="true">
        <text:list-item>
          <text:p text:style-name="P4">działania o charakterze zewnętrznym (niezależnym od podmiotu),</text:p>
        </text:list-item>
        <text:list-item>
          <text:p text:style-name="P5">działania niespodziewane, niemożliwe do przewidzenia,</text:p>
        </text:list-item>
        <text:list-item>
          <text:p text:style-name="P6">działania, którym nie można było zapobiec lub przeciwdziałać.</text:p>
        </text:list-item>
      </text:list>
      <text:p text:style-name="P7">Wypadki, które spełniają powyższe kryteria, zaklasyfikować można ze względu na przyczynę zajścia do trzech głównych grup:</text:p>
      <text:list text:style-name="LFO3" text:continue-numbering="true">
        <text:list-item>
          <text:p text:style-name="P8">zdarzenia o naturze technicznej (np. zapaść czy niezbilansowanie systemu),</text:p>
        </text:list-item>
        <text:list-item>
          <text:p text:style-name="P9">zdarzenia wywołane niesprzyjającymi warunkami pogodowymi (np. klęski żywiołowe czy anomalie pogodowe),</text:p>
        </text:list-item>
        <text:list-item>
          <text:p text:style-name="P10">zdarzenia wywołane<text:s/>czynnikiem ludzkim (np. ataki terrorystyczne, strajki, zarządzenia władz czy nieumyślne szkody).</text:p>
        </text:list-item>
      </text:list>
      <text:p text:style-name="P11">Innym kryterium klasyfikującym zdarzenia ekstremalne jest ich oddziaływanie na pracę całego systemu. Można tu wyszczególnić dwie grupy:</text:p>
      <text:list text:style-name="LFO4" text:continue-numbering="true">
        <text:list-item>
          <text:p text:style-name="P12">rozległość awarii (najczęściej próg ilościowy odbiorców objętych skutkami awarii),</text:p>
        </text:list-item>
        <text:list-item>
          <text:p text:style-name="P13">szansa na wystąpienie danego zjawiska pogodowego na danym obszarze (obliczana na podstawie danych meteorologicznych).</text:p>
        </text:list-item>
      </text:list>
      <text:p text:style-name="P14">Rezultatem wydarzeń wyjątkowych może być istotny negatywny wpływ na statystyki<text:s/>ciągłości i niezawodności dostaw energii do odbiorców. Przy późniejszej analizie danych dotyczących tych zagadnień istotne znaczenie ma poprawne sklasyfikowanie zajścia jako zjawiska nadzwyczajnego. W tej kwestii również występują znaczne rozbieżności między poszczególnymi krajami. Wynikają one głównie z unikalnych warunków środowiskowych, w jakich pracuje sieć w danym kraju oraz właściwości samej sieci elektroenergetycznej. Przyporządkowanie to jest zwykle wykonywane przez operatorów systemu przesyłowego<text:s/>(OSP) i/lub dystrybucyjnego (OSD), albo też przez urząd regulacji (NRA). Z uwagi na różny poziom dostępu do niezbędnych danych przez podmioty odpowiedzialne często zdarza się, iż niezbędny jest współudział dodatkowego podmiotu pomagającego w ustalaniu wyjątkowości zjawisk. Jako że to operator sieci jest odpowiedzialny za jej zarządzanie, to na nim spoczywa obowiązek wykazania poprawności zastosowanej klasyfikacji zdarzeń.</text:p>
      <text:soft-page-break/>
      <text:list text:style-name="LFO1" text:continue-numbering="true">
        <text:list-item>
          <text:list>
            <text:list-item>
              <text:p text:style-name="P15">Uwzględnianie zdarzeń wyjątkowych w statystykach ciągłości zasilania</text:p>
            </text:list-item>
          </text:list>
        </text:list-item>
      </text:list>
      <text:p text:style-name="P16">Zróżnicowanie<text:s/>klimatu w poszczególnych krajach wpływa poprzez warunki pogodowe na sposób funkcjonowania systemu. Wpływ ten przekłada się na różnorodność definicji zdarzeń wyjątkowych czy ekstremalnych w poszczególnych krajach, które to odzwierciadlają przecież indywidualne cechy systemów elektroenergetycznych. W celu analizowania wskaźników ciągłości zasilania konieczne jest przeanalizowanie sposobu, w jaki brane są pod uwagę różne dane. Wyszczególnić można podejście do ujęcia w statystykach przerw w zasilaniu, jak na przerwy u końcowych odbiorców wpływają wydarzenia nietypowe, a także jakie obowiązki posiadają operatorzy sieci w różnych krajach. Podejście do uwzględniania przerw w zasilaniu spowodowanych zdarzeniami wyjątkowymi w statystykach można podzielić na trzy rodzaje:</text:p>
      <text:list text:style-name="LFO5" text:continue-numbering="true">
        <text:list-item>
          <text:p text:style-name="P17"><text:span text:style-name="T18">włączenie do statystyk na równi z przerwami w dostawach z innych powodów,</text:span></text:p>
        </text:list-item>
        <text:list-item>
          <text:p text:style-name="P19"><text:span text:style-name="T20">włączenie do niezależnych statystyk ciągłości zasilania,</text:span></text:p>
        </text:list-item>
        <text:list-item>
          <text:p text:style-name="P21"><text:span text:style-name="T22">wyłączenie ze statystyk.</text:span></text:p>
        </text:list-item>
      </text:list>
      <text:p text:style-name="P23">Jedynie wskaźniki opierające się na statystykach zawierających przerwy w dostawach energii spowodowanych zdarzeniami wyjątkowymi są w stanie odzwierciedlić rzeczywisty stan ciągłości dostaw u końcowego odbiorcy. Przez to wyłącznie takie wskaźniki niosą realne informacje na temat wydajności sieci i mogą istotnie wpływać na ocenę skali i znaczenia wydarzeń nietypowych.</text:p>
      <text:list text:style-name="LFO1" text:continue-numbering="true">
        <text:list-item>
          <text:list>
            <text:list-item>
              <text:p text:style-name="P24">Wypłaty rekompensat</text:p>
            </text:list-item>
          </text:list>
        </text:list-item>
      </text:list>
      <text:p text:style-name="P25">Różne kraje stosują odmienne kryteria przy decyzji o wypłacie ew. odszkodowań. Brane są pod uwagę takie czynniki jak przyczyna powstania awarii w zasilaniu, czas utraty zasilania czy rodzaj odbiorcy. Warto nadmienić,<text:s/>iż zawsze to operator sieci odpowiada za techniczne i ekonomiczne usuwanie skutków wydarzeń nietypowych.</text:p>
      <text:list text:style-name="LFO1" text:continue-numbering="true">
        <text:list-item>
          <text:list>
            <text:list-item>
              <text:p text:style-name="P26">Minimalizacja częstości występowania oraz skutków zdarzeń wyjątkowych</text:p>
            </text:list-item>
          </text:list>
        </text:list-item>
      </text:list>
      <text:p text:style-name="P27">Działania najczęściej podejmowane przez operatorów sieci w celu zminimalizowania<text:s/>niekorzystnego wypływu rezultatów sytuacji ekstremalnych to plany awaryjne oraz umowy ubezpieczeniowe z ubezpieczycielami. Plany awaryjne tworzone są na dwóch szczeblach: jako plan operatora oraz jako plan ogólnokrajowy.</text:p>
      <text:p text:style-name="P28">…</text:p>
      <text:list text:style-name="LFO1" text:continue-numbering="true">
        <text:list-item>
          <text:list>
            <text:list-item>
              <text:p text:style-name="P29">Przeciwdziałanie skutkom zdarzeń nadzwyczajnych</text:p>
            </text:list-item>
          </text:list>
        </text:list-item>
      </text:list>
      <text:p text:style-name="P30">Możliwości i gotowość operatorów sieci elektroenergetycznych w przeciwdziałaniu skutkom zdarzeń nadzwyczajnych można charakteryzować na podstawie następujących kryteriów:</text:p>
      <text:list text:style-name="LFO6" text:continue-numbering="true">
        <text:list-item>
          <text:p text:style-name="P31">ilości posiadanych środków zaradczych,</text:p>
        </text:list-item>
        <text:list-item>
          <text:p text:style-name="P32">rodzaju wdrażanych procedur wykorzystania zgromadzonych środków,</text:p>
        </text:list-item>
        <text:list-item>
          <text:p text:style-name="P33">dostosowania stosowanych procedur i środków do różnych rodzajów sieci energetycznych (np. różnych poziomów napięcia sieci).</text:p>
        </text:list-item>
      </text:list>
      <text:p text:style-name="P34">Podstawowym zasobem pozwalającym na walkę z nieprzewidywanymi zdarzeniami jest posiadanie i utrzymywanie w gotowości zasobów ludzkich w postaci brygad eksploatacyjnych i pogotowia<text:s/><text:soft-page-break/>wyposażonych w specjalistyczny sprzęt oraz środki transportu. Pozwala to zminimalizować czas przerw w dostawie energii elektrycznej poprzez odpowiednio szybką reakcję zespołu remontowego na ewentualne zdarzenia. Niektórzy operatorzy, by zwiększyć niezawodność pracy sieci<text:s/>poza utrzymywaniem własnych brygad wykorzystują usługi zewnętrznych<text:s/>wyspecjalizowanych firm<text:s/>wykonawczych, dysponujących większymi możliwościami i zasobami niż wewnętrzne zespoły. Rozwiązanie to sprawdza się szczególnie w przypadku konieczności usuwania skutków zdarzenia o skali i rozległości większej niż przewidują to zasoby własne operatora.</text:p>
      <text:p text:style-name="P35">Problem usuwania skutków awarii wiąże się ze zużyciem materiałów i części zapasowych związanych z naprawą uszkodzeń fizycznych w sieci energetycznej. W celu zapewnienia dostępności tych materiałów operatorzy stosują:</text:p>
      <text:list text:style-name="LFO7" text:continue-numbering="true">
        <text:list-item>
          <text:p text:style-name="P36">utrzymywanie własnych zapasów magazynowych,</text:p>
        </text:list-item>
        <text:list-item>
          <text:p text:style-name="P37">utrzymywanie własnych zapasów magazynowych wspomaganych materiałami, które zapewnia zewnętrzny dostawca na podstawie umów podpisanych na dostawę w sytuacjach awaryjnych,</text:p>
        </text:list-item>
        <text:list-item>
          <text:p text:style-name="P38">utrzymywanie zasobów wyłącznie w oparciu o umowy z dostawcami.</text:p>
        </text:list-item>
      </text:list>
      <text:p text:style-name="P39">Korzystanie z zewnętrznych dostawców, podobnie jak w przypadku usług zewnętrznych firm wykonawczych, służy zwiększeniu niezawodności sieci i zmniejszeniu czasu reakcji podczas zdarzeń o zwiększonej rozległości<text:s/>niepożądanych<text:s/>skutków.</text:p>
      <text:p text:style-name="P40">Szczególnym środkiem przeciwdziałania skutkom długotrwałych przerw w dostawach energii elektrycznej są mobilne agregaty prądotwórcze, znajdujące się na wyposażeniu większości operatorów elektroenergetycznych w Polsce. W sytuacjach nadzwyczajnych wykorzystywane są one do zasilenia tzw. odbiorców wrażliwych, czyli przeciwdziałającym zagrożeniu życia lub zdrowia ludzkiego. Agregaty stosowane są także do zasilania potrzeb własnych operatora.</text:p>
      <text:p text:style-name="P41">Procedury wykorzystania zasobów operatora w przeciwdziałaniu skutkom zdarzeń wyjątkowych wykonywane są według ustalonych planów działań kryzysowych, których stosowanie zapewnia odpowiednią koordynację działań podczas awarii. Wśród procedur stosowanych przez polskich operatorów elektroenergetycznych można wyróżnić następujące:</text:p>
      <text:list text:style-name="LFO8" text:continue-numbering="true">
        <text:list-item>
          <text:p text:style-name="P42">plany i wytyczne działania w warunkach masowych awarii sieci dystrybucyjnej na wszystkich poziomach napięć,</text:p>
        </text:list-item>
        <text:list-item>
          <text:p text:style-name="P43">polecenia na wypadek zagrożenia klęskami żywiołowymi w sieci energetycznej,</text:p>
        </text:list-item>
        <text:list-item>
          <text:p text:style-name="P44">instrukcje współpracy ze służbami porządkowymi (przede wszystkim strażą pożarną),</text:p>
        </text:list-item>
        <text:list-item>
          <text:p text:style-name="P45">instrukcje odbudowy systemu,</text:p>
        </text:list-item>
        <text:list-item>
          <text:p text:style-name="P46">plan działania w przypadku całkowitego braku zasilania (tzw. blackout),</text:p>
        </text:list-item>
        <text:list-item>
          <text:p text:style-name="P47">procedury wdrażania zasilania awaryjnego,</text:p>
        </text:list-item>
        <text:list-item>
          <text:p text:style-name="P48"><text:span text:style-name="T49">procedury bilansowania mocy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 text:start-value="4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eusz</meta:initial-creator>
    <dc:creator>Korzo</dc:creator>
    <meta:creation-date>2014-01-06T11:17:00Z</meta:creation-date>
    <dc:date>2014-01-06T12:29:00Z</dc:date>
    <meta:template xlink:href="Normal" xlink:type="simple"/>
    <meta:editing-cycles>5</meta:editing-cycles>
    <meta:editing-duration>PT3960S</meta:editing-duration>
    <meta:document-statistic meta:page-count="3" meta:paragraph-count="15" meta:word-count="1132" meta:character-count="7913" meta:row-count="56" meta:non-whitespace-character-count="6796"/>
  </office:meta>
</office:document-meta>
</file>